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VectorOffsetInfo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rmVectorOffsetInfo.getEnd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VectorOffsetInfo.getStart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VectorOffsetInfo.TermVectorOffsetInfo( int startOffset , int end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rmVectorOffsetInfo.TermVectorOffs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rmVectorOffsetInfo.setStartOffset( int start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VectorOffsetInfo.setEndOffset( int end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VectorOffsetInfo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